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apple-system, 'Segoe UI', Roboto, 'Helvetica Neue', 'Noto Sans', 'Liberation Sans', Arial, sans-serif, 'Apple Color Emoji', 'Segoe UI Emoji', 'Segoe UI Symbol', 'Noto Color Emoji'"/>
  </office:font-face-decl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P1" style:family="paragraph" style:parent-style-name="Text_20_body">
      <style:text-properties fo:font-style="normal" officeooo:rsid="0006d2c5" officeooo:paragraph-rsid="001ae8a4" style:font-style-asian="normal" style:font-style-complex="normal"/>
    </style:style>
    <style:style style:name="P2" style:family="paragraph" style:parent-style-name="Heading_20_1">
      <style:text-properties officeooo:paragraph-rsid="001ae8a4"/>
    </style:style>
    <style:style style:name="P3" style:family="paragraph" style:parent-style-name="Heading_20_2">
      <style:text-properties officeooo:paragraph-rsid="001ae8a4"/>
    </style:style>
    <style:style style:name="P4" style:family="paragraph" style:parent-style-name="Standard">
      <style:text-properties fo:font-style="normal" officeooo:rsid="000afbdb" officeooo:paragraph-rsid="001ae8a4" style:font-style-asian="normal" style:font-style-complex="normal"/>
    </style:style>
    <style:style style:name="P5" style:family="paragraph" style:parent-style-name="Standard">
      <style:text-properties officeooo:rsid="000acab9" officeooo:paragraph-rsid="001ae8a4"/>
    </style:style>
    <style:style style:name="P6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1ae8a4"/>
    </style:style>
    <style:style style:name="P7" style:family="paragraph" style:parent-style-name="Table_20_Contents">
      <style:text-properties fo:font-weight="bold" officeooo:paragraph-rsid="001ae8a4" style:font-weight-asian="bold" style:font-weight-complex="bold"/>
    </style:style>
    <style:style style:name="P8" style:family="paragraph" style:parent-style-name="Table_20_Contents" style:list-style-name="L1">
      <style:text-properties officeooo:paragraph-rsid="001ae8a4"/>
    </style:style>
    <style:style style:name="P9" style:family="paragraph" style:parent-style-name="Title">
      <style:paragraph-properties fo:break-before="page"/>
      <style:text-properties officeooo:paragraph-rsid="001ae8a4"/>
    </style:style>
    <style:style style:name="T1" style:family="text">
      <style:text-properties officeooo:rsid="000acab9"/>
    </style:style>
    <style:style style:name="T2" style:family="text">
      <style:text-properties fo:font-variant="normal" fo:text-transform="none" fo:color="#212529" loext:opacity="100%" style:font-name="system-ui" fo:font-size="12.25pt" fo:letter-spacing="normal" fo:font-weight="normal"/>
    </style:style>
    <style:style style:name="T3" style:family="text">
      <style:text-properties fo:font-variant="normal" fo:text-transform="none" fo:color="#212529" loext:opacity="100%" style:font-name="system-ui" fo:font-size="12.25pt" fo:letter-spacing="normal" fo:font-weight="normal" officeooo:rsid="000afbdb"/>
    </style:style>
    <style:style style:name="T4" style:family="text">
      <style:text-properties fo:font-variant="normal" fo:text-transform="none" fo:color="#212529" loext:opacity="100%" style:font-name="system-ui" fo:font-size="12.25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212529" loext:opacity="100%" style:font-name="system-ui" fo:font-size="12.25pt" fo:letter-spacing="normal" fo:font-style="normal" fo:font-weight="normal"/>
    </style:style>
    <style:style style:name="T6" style:family="text">
      <style:text-properties fo:font-variant="normal" fo:text-transform="none" style:font-name="system-ui" fo:font-size="12.25pt" fo:letter-spacing="normal" fo:font-style="normal" style:text-underline-style="solid" style:text-underline-width="auto" style:text-underline-color="font-color" fo:font-weight="normal"/>
    </style:style>
    <style:style style:name="T7" style:family="text">
      <style:text-properties fo:font-variant="normal" fo:text-transform="none" style:text-line-through-style="none" style:text-line-through-type="none" style:font-name="system-ui" fo:font-size="12.25pt" fo:letter-spacing="normal" fo:font-style="normal" style:text-underline-style="none" fo:font-weight="normal" style:text-blinking="false"/>
    </style:style>
    <style:style style:name="T8" style:family="text">
      <style:text-properties fo:color="#212529" loext:opacity="100%" style:font-name="system-ui" fo:font-size="12.25pt" fo:letter-spacing="normal" fo:font-style="italic" fo:font-weight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0acab9" style:font-style-asian="italic" style:font-style-complex="itali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age Contacts.html</text:p>
      <text:p text:style-name="P5">Barre de navigation : <text:span text:style-name="T9">Icone suivit du texte Cupcakes Crafters ensuite les différents points de menus:Accueil, Produits, Histoire et Contacts.</text:span></text:p>
      <text:h text:style-name="P2" text:outline-level="1">Contacts</text:h>
      <text:p text:style-name="P4">Tableau de deux colonnes</text:p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6"><text:span text:style-name="Strong_20_Emphasis"><text:span text:style-name="T4">Cupcakes Crafters</text:span></text:span><text:line-break/><text:span text:style-name="T5">Route de la Gruyère 12</text:span><text:line-break/><text:span text:style-name="T5">1651 Villarvolard, Suisse</text:span><text:line-break/><text:a xlink:type="simple" xlink:href="tel:+41234567890" text:style-name="Internet_20_link" text:visited-style-name="Visited_20_Internet_20_Link"><text:span text:style-name="T6">+41 23 456 78 90</text:span></text:a><text:span text:style-name="T5">.</text:span><text:line-break/><text:a xlink:type="simple" xlink:href="mailto:info@cupcakes-crafters.be" text:style-name="Internet_20_link" text:visited-style-name="Visited_20_Internet_20_Link"><text:span text:style-name="T7">info@cupcakes-crafters.be</text:span></text:a><text:span text:style-name="T5">.</text:span></text:p>
          </table:table-cell>
          <table:table-cell table:style-name="Tableau3.B1" office:value-type="string">
            <text:p text:style-name="P7">Heures d'ouverture:</text:p>
            <text:list xml:id="list3915822766" text:style-name="L1">
              <text:list-item>
                <text:p text:style-name="P8">lundi au vendredi: 8h00 - 18h00</text:p>
              </text:list-item>
              <text:list-item>
                <text:p text:style-name="P8">samedi: 8h00 - 17h00</text:p>
              </text:list-item>
              <text:list-item>
                <text:p text:style-name="P8">dimanche: fermé</text:p>
              </text:list-item>
            </text:list>
          </table:table-cell>
        </table:table-row>
      </table:table>
      <text:p text:style-name="P4"/>
      <text:h text:style-name="P3" text:outline-level="2">Formulaire de Contacts</text:h>
      <text:p text:style-name="P4">Nom</text:p>
      <text:p text:style-name="P4">Champ pour introduire le nombreux</text:p>
      <text:p text:style-name="P4"/>
      <text:p text:style-name="P4">Email</text:p>
      <text:p text:style-name="P4">Champ pour introduire l’Email</text:p>
      <text:p text:style-name="P4"/>
      <text:p text:style-name="P4">Message</text:p>
      <text:p text:style-name="P4">Champ pour introduire le Message</text:p>
      <text:p text:style-name="P4"/>
      <text:p text:style-name="P4">Un bouton envoyer</text:p>
      <text:p text:style-name="P4"/>
      <text:p text:style-name="P1"><text:span text:style-name="T1">Footer : </text:span><text:span text:style-name="T2">© 2023 - </text:span><text:span text:style-name="T8">Cupcakes Crafters</text:span><text:span text:style-name="T2">, Inc </text:span><text:span text:style-name="T3">et tout à droite diverses icônes de réseaux sociaux : Facebook, X, Instagram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apple-system, 'Segoe UI', Roboto, 'Helvetica Neue', 'Noto Sans', 'Liberation Sans', Arial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13:35:44.941122063</meta:creation-date>
    <dc:date>2024-01-04T13:36:01.685097020</dc:date>
    <meta:editing-duration>PT17S</meta:editing-duration>
    <meta:editing-cycles>1</meta:editing-cycles>
    <meta:document-statistic meta:table-count="1" meta:image-count="0" meta:object-count="0" meta:page-count="1" meta:paragraph-count="18" meta:word-count="104" meta:character-count="655" meta:non-whitespace-character-count="572"/>
    <meta:generator>LibreOffice/7.3.7.2$Linux_X86_64 LibreOffice_project/30$Build-2</meta:generator>
  </office:meta>
</office:document-meta>
</file>